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50013" officeooo:paragraph-rsid="002ced53"/>
    </style:style>
    <style:style style:name="P4" style:family="paragraph" style:parent-style-name="Text_20_body">
      <style:text-properties officeooo:rsid="002ced53" officeooo:paragraph-rsid="002ced53"/>
    </style:style>
    <style:style style:name="P5" style:family="paragraph" style:parent-style-name="Text_20_body">
      <style:text-properties officeooo:rsid="002ced53" officeooo:paragraph-rsid="002e0d45"/>
    </style:style>
    <style:style style:name="P6" style:family="paragraph" style:parent-style-name="Text_20_body">
      <style:text-properties officeooo:paragraph-rsid="002ced53"/>
    </style:style>
    <style:style style:name="P7" style:family="paragraph" style:parent-style-name="Text_20_body">
      <style:text-properties officeooo:rsid="002e43a1" officeooo:paragraph-rsid="002e43a1"/>
    </style:style>
    <style:style style:name="P8" style:family="paragraph" style:parent-style-name="Text_20_body">
      <style:text-properties officeooo:paragraph-rsid="002f45c5"/>
    </style:style>
    <style:style style:name="P9" style:family="paragraph" style:parent-style-name="Text_20_body">
      <style:text-properties officeooo:paragraph-rsid="00301ae8"/>
    </style:style>
    <style:style style:name="P10" style:family="paragraph" style:parent-style-name="Text_20_body">
      <style:text-properties officeooo:paragraph-rsid="00320d8e"/>
    </style:style>
    <style:style style:name="P11" style:family="paragraph" style:parent-style-name="Heading_20_1">
      <style:text-properties officeooo:rsid="002e43a1" officeooo:paragraph-rsid="002e43a1"/>
    </style:style>
    <style:style style:name="P12" style:family="paragraph" style:parent-style-name="Heading_20_2">
      <style:text-properties officeooo:rsid="00204f80" officeooo:paragraph-rsid="00204f80"/>
    </style:style>
    <style:style style:name="P13" style:family="paragraph" style:parent-style-name="Heading_20_2">
      <style:text-properties officeooo:paragraph-rsid="002e43a1"/>
    </style:style>
    <style:style style:name="P14" style:family="paragraph" style:parent-style-name="Heading_20_3">
      <style:text-properties officeooo:paragraph-rsid="00301ae8"/>
    </style:style>
    <style:style style:name="P15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16" style:family="paragraph" style:parent-style-name="Standard" style:list-style-name="L1">
      <style:text-properties officeooo:rsid="001fddfa" officeooo:paragraph-rsid="00250013"/>
    </style:style>
    <style:style style:name="P17" style:family="paragraph" style:parent-style-name="Text_20_body" style:list-style-name="L1">
      <style:text-properties officeooo:paragraph-rsid="00204f80"/>
    </style:style>
    <style:style style:name="P18" style:family="paragraph" style:parent-style-name="Text_20_body" style:list-style-name="L1">
      <style:text-properties officeooo:rsid="0023bd0b" officeooo:paragraph-rsid="0023bd0b"/>
    </style:style>
    <style:style style:name="P19" style:family="paragraph" style:parent-style-name="Text_20_body" style:list-style-name="L1">
      <style:text-properties officeooo:rsid="001fddfa" officeooo:paragraph-rsid="00250013"/>
    </style:style>
    <style:style style:name="P20" style:family="paragraph" style:parent-style-name="Text_20_body" style:list-style-name="L2">
      <style:text-properties officeooo:paragraph-rsid="00204f80"/>
    </style:style>
    <style:style style:name="P21" style:family="paragraph" style:parent-style-name="Text_20_body" style:list-style-name="L2">
      <style:text-properties officeooo:paragraph-rsid="002a1993"/>
    </style:style>
    <style:style style:name="P22" style:family="paragraph" style:parent-style-name="Text_20_body" style:list-style-name="L2">
      <style:text-properties officeooo:rsid="00204f80" officeooo:paragraph-rsid="00204f80"/>
    </style:style>
    <style:style style:name="P23" style:family="paragraph" style:parent-style-name="Text_20_body" style:list-style-name="L2">
      <style:text-properties officeooo:rsid="00204f80" officeooo:paragraph-rsid="002a1993"/>
    </style:style>
    <style:style style:name="P24" style:family="paragraph" style:parent-style-name="Text_20_body" style:list-style-name="L2">
      <style:text-properties officeooo:rsid="002a1993" officeooo:paragraph-rsid="002a1993"/>
    </style:style>
    <style:style style:name="P25" style:family="paragraph" style:parent-style-name="Text_20_body" style:list-style-name="L2">
      <style:text-properties officeooo:rsid="002a5d72" officeooo:paragraph-rsid="002a5d72"/>
    </style:style>
    <style:style style:name="P26" style:family="paragraph" style:parent-style-name="Text_20_body" style:list-style-name="L3">
      <style:text-properties officeooo:rsid="002a5d72" officeooo:paragraph-rsid="002a5d72"/>
    </style:style>
    <style:style style:name="P27" style:family="paragraph" style:parent-style-name="Text_20_body" style:list-style-name="L3">
      <style:text-properties officeooo:rsid="00262e92" officeooo:paragraph-rsid="00262e92"/>
    </style:style>
    <style:style style:name="P28" style:family="paragraph" style:parent-style-name="Text_20_body" style:list-style-name="L3">
      <style:text-properties style:text-underline-style="none" officeooo:rsid="00204f80" officeooo:paragraph-rsid="002a5d72"/>
    </style:style>
    <style:style style:name="P29" style:family="paragraph" style:parent-style-name="Text_20_body" style:list-style-name="L3">
      <style:text-properties style:text-underline-style="none" officeooo:rsid="00204f80" officeooo:paragraph-rsid="00204f80"/>
    </style:style>
    <style:style style:name="P30" style:family="paragraph" style:parent-style-name="Text_20_body" style:list-style-name="L3">
      <style:text-properties style:text-underline-style="none" officeooo:rsid="002a5d72" officeooo:paragraph-rsid="002a5d72"/>
    </style:style>
    <style:style style:name="P31" style:family="paragraph" style:parent-style-name="Text_20_body" style:list-style-name="L3">
      <style:text-properties style:text-underline-style="none" officeooo:rsid="002a5d72" officeooo:paragraph-rsid="002b75bb"/>
    </style:style>
    <style:style style:name="P32" style:family="paragraph" style:parent-style-name="Text_20_body" style:list-style-name="L3">
      <style:text-properties style:text-underline-style="none" officeooo:rsid="002b75bb" officeooo:paragraph-rsid="002b75bb"/>
    </style:style>
    <style:style style:name="P33" style:family="paragraph" style:parent-style-name="Text_20_body" style:list-style-name="L3">
      <style:text-properties style:text-underline-style="none" officeooo:rsid="0021c477" officeooo:paragraph-rsid="0021c477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e0d45"/>
    </style:style>
    <style:style style:name="T15" style:family="text">
      <style:text-properties officeooo:rsid="002e43a1"/>
    </style:style>
    <style:style style:name="T16" style:family="text">
      <style:text-properties officeooo:rsid="002f45c5"/>
    </style:style>
    <style:style style:name="T17" style:family="text">
      <style:text-properties officeooo:rsid="00301ae8"/>
    </style:style>
    <style:style style:name="T18" style:family="text">
      <style:text-properties fo:font-weight="normal" officeooo:rsid="00301ae8" style:font-weight-asian="normal" style:font-weight-complex="normal"/>
    </style:style>
    <style:style style:name="T19" style:family="text">
      <style:text-properties fo:font-weight="normal" officeooo:rsid="00320d8e" style:font-weight-asian="normal" style:font-weight-complex="normal"/>
    </style:style>
    <style:style style:name="T20" style:family="text">
      <style:text-properties fo:font-weight="normal" officeooo:rsid="002e43a1" style:font-weight-asian="normal" style:font-weight-complex="normal"/>
    </style:style>
    <style:style style:name="T21" style:family="text">
      <style:text-properties officeooo:rsid="00320d8e"/>
    </style:style>
    <style:style style:name="T22" style:family="text">
      <style:text-properties officeooo:rsid="0034b9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1096558574" text:style-name="L1">
        <text:list-item>
          <text:p text:style-name="P15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17"><text:span text:style-name="T2">Banco de dados </text:span><text:span text:style-name="T1">SLLEK DB</text:span></text:p>
          <text:list>
            <text:list-item>
              <text:p text:style-name="P18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19">Repositório GIT: </text:p>
          <text:list>
            <text:list-item>
              <text:p text:style-name="P19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16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3641538085" text:style-name="L2">
        <text:list-item>
          <text:p text:style-name="P22">Desenvolvimento</text:p>
          <text:list>
            <text:list-item>
              <text:p text:style-name="P22">XAMP v3.2.4</text:p>
            </text:list-item>
            <text:list-item>
              <text:p text:style-name="P20"><text:span text:style-name="T1">PHP </text:span>7.2.31</text:p>
            </text:list-item>
            <text:list-item>
              <text:p text:style-name="P22">Apache 2.4.43</text:p>
            </text:list-item>
            <text:list-item>
              <text:p text:style-name="P22">URL: http://localhost/crcease_tppa_pedidos</text:p>
            </text:list-item>
          </text:list>
        </text:list-item>
        <text:list-item>
          <text:p text:style-name="P22">Produção</text:p>
          <text:list>
            <text:list-item>
              <text:p text:style-name="P22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24">DOCKER</text:p>
            </text:list-item>
            <text:list-item>
              <text:p text:style-name="P21"><text:span text:style-name="T1">PHP </text:span>7.<text:span text:style-name="T5">3</text:span>.1<text:span text:style-name="T5">0</text:span></text:p>
            </text:list-item>
            <text:list-item>
              <text:p text:style-name="P25">Nginx</text:p>
            </text:list-item>
            <text:list-item>
              <text:p text:style-name="P23">URL: http://localhost/crcease_tppa_pedidos</text:p>
            </text:list-item>
          </text:list>
        </text:list-item>
        <text:list-item>
          <text:p text:style-name="P22"/>
        </text:list-item>
      </text:list>
      <text:p text:style-name="P1"/>
      <text:p text:style-name="P2"/>
      <text:p text:style-name="P2">Conta: rgfranchi.</text:p>
      <text:p text:style-name="P2"/>
      <text:h text:style-name="P12" text:outline-level="2">Estrutura:</text:h>
      <text:list xml:id="list847667803" text:style-name="L3">
        <text:list-item>
          <text:p text:style-name="P26">index.php: Carrega estrutura do sistema,<text:span text:style-name="T7"> direciona acesso ao controller e ação.</text:span></text:p>
        </text:list-item>
        <text:list-item>
          <text:p text:style-name="P27">config.php: Informações de configuração.</text:p>
        </text:list-item>
        <text:list-item>
          <text:p text:style-name="P26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26">&lt;<text:span text:style-name="T7">nome&gt;Component.php</text:span></text:p>
            </text:list-item>
          </text:list>
        </text:list-item>
        <text:list-item>
          <text:p text:style-name="P28"><text:span text:style-name="T8">c</text:span>ontroller: <text:span text:style-name="T7">P</text:span><text:span text:style-name="T6">rocessamento das informações </text:span></text:p>
          <text:list>
            <text:list-item>
              <text:p text:style-name="P30"><text:soft-page-break/><text:span text:style-name="T7">component</text:span> e domain.</text:p>
            </text:list-item>
            <text:list-item>
              <text:p text:style-name="P28">&lt;nome&gt;Controller.php</text:p>
            </text:list-item>
          </text:list>
        </text:list-item>
        <text:list-item>
          <text:p text:style-name="P32">DOCUMENTOS: Documentos do sistema.</text:p>
        </text:list-item>
        <text:list-item>
          <text:p text:style-name="P33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33">&lt;<text:span text:style-name="T7">nome&gt;Domain.php</text:span></text:p>
            </text:list-item>
          </text:list>
        </text:list-item>
        <text:list-item>
          <text:p text:style-name="P32">mapper: Mapeamento as informações entre domain e store.</text:p>
          <text:list>
            <text:list-item>
              <text:p text:style-name="P29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32">service: serviços compartilhados entre funcionalidades.</text:p>
          <text:list>
            <text:list-item>
              <text:p text:style-name="P32">&lt;nome&gt;Service.php</text:p>
            </text:list-item>
          </text:list>
        </text:list-item>
        <text:list-item>
          <text:p text:style-name="P32">store: realiza operações no banco de dados.</text:p>
          <text:list>
            <text:list-item>
              <text:p text:style-name="P32">&lt;nome&gt;Store.php</text:p>
            </text:list-item>
          </text:list>
        </text:list-item>
        <text:list-item>
          <text:p text:style-name="P32">test: testes da aplicação. (não implementado)</text:p>
          <text:list>
            <text:list-item>
              <text:p text:style-name="P32">bootstrap: alimenta banco de dados para teste. </text:p>
              <text:list>
                <text:list-item>
                  <text:p text:style-name="P32">Start.php: inicializa a alimentação.</text:p>
                </text:list-item>
              </text:list>
            </text:list-item>
          </text:list>
        </text:list-item>
        <text:list-item>
          <text:p text:style-name="P32">TPPA_STORE: Arquivos das informações do sistema, mapeado no config.</text:p>
        </text:list-item>
        <text:list-item>
          <text:p text:style-name="P31">Vendor: <text:span text:style-name="T7">Sistemas de terceiros</text:span></text:p>
          <text:list>
            <text:list-item>
              <text:p text:style-name="P32">SleekDB / PhpSpreadsheet / …</text:p>
            </text:list-item>
          </text:list>
        </text:list-item>
        <text:list-item>
          <text:p text:style-name="P32">view: arquivos que renderiza a informação na tela.</text:p>
          <text:list>
            <text:list-item>
              <text:p text:style-name="P32"><text:span text:style-name="T8">t</text:span>emplate: template carregado pelo site</text:p>
            </text:list-item>
            <text:list-item>
              <text:p text:style-name="P32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4">e arquivos das funcionalidades (classes)</text:span></text:h>
      <text:p text:style-name="P6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4"><text:tab/>Ex: Controle de <text:span text:style-name="T9">pessoal</text:span> está na pasta <text:span text:style-name="T13">controller</text:span> e recebe como nome do arquivo PessoalController.php.</text:p>
      <text:h text:style-name="Heading_20_3" text:outline-level="3">Arquivos de funcionalidade</text:h>
      <text:p text:style-name="P5"><text:tab/>Arquivos com prefixo Basic&lt;nome da funcionalidade&gt;.php contem a classe <text:span text:style-name="T14">básica da funcionalidade.</text:span></text:p>
      <text:p text:style-name="P5"><text:tab/><text:span text:style-name="T14">D</text:span>eve ser estendida quando criada <text:span text:style-name="T14">funcionalidades diferenciadas.</text:span></text:p>
      <text:p text:style-name="P5"><text:tab/><text:span text:style-name="T14">Instanciada quando é uma funcionalidade padrão.</text:span></text:p>
      <text:h text:style-name="Heading_20_3" text:outline-level="3"><text:soft-page-break/>Inst<text:span text:style-name="T14">ânc</text:span>ias automatizadas.</text:h>
      <text:p text:style-name="Text_20_body"><text:tab/><text:span text:style-name="T14">Quando o uma classe é instanciada automaticamente é gerada variável de mesmo nome com a substituição de uppercase </text:span><text:span text:style-name="T15">por</text:span><text:span text:style-name="T14"> lowercase sem o nome da funcionalidade.</text:span></text:p>
      <text:p text:style-name="Text_20_body"><text:tab/><text:span text:style-name="T14">Ex: PessoalMapPessoalFormMapper = pessoal_map_pessoal_form</text:span></text:p>
      <text:p text:style-name="Text_20_body"/>
      <text:h text:style-name="P11" text:outline-level="1">Funcionalidade de framework</text:h>
      <text:p text:style-name="P7"><text:tab/>O framework foi elaborado com base na estrutura MVC (Model, View, Controller)</text:p>
      <text:h text:style-name="Heading_20_3" text:outline-level="3">BasicSystem.<text:span text:style-name="T16">php</text:span></text:h>
      <text:p text:style-name="Text_20_body"><text:tab/><text:span text:style-name="T15">Classe que compartilha funcionalidades básica do sistema e realiza o carregamento das principais estruturas do sistema.</text:span></text:p>
      <text:p text:style-name="Text_20_body"><text:tab/><text:span text:style-name="T15">Métodos: loadDomain / loadComponent / loadBasicStore / loadStore / loadService / instantieteClass.</text:span></text:p>
      <text:h text:style-name="P13" text:outline-level="2">Controller</text:h>
      <text:p text:style-name="P7"><text:tab/>Recebe a requisição e realiza o processamento.</text:p>
      <text:p text:style-name="P7"><text:tab/>A classe controller deve estender a classe BasicController.php.</text:p>
      <text:p text:style-name="P7"><text:tab/><text:span text:style-name="T16">O controller é chamado na url com os parâmetros controller e a funcionalidade com o parâmetro action.</text:span></text:p>
      <text:p text:style-name="P7"><text:tab/><text:span text:style-name="T16">O construtor deve carregar as funcionalidades que será utilizada.</text:span></text:p>
      <text:h text:style-name="Heading_20_3" text:outline-level="3">BasicController.<text:span text:style-name="T17">php</text:span></text:h>
      <text:p text:style-name="Text_20_body"><text:tab/><text:span text:style-name="T15">Extende a classe BasicS</text:span><text:span text:style-name="T16">y</text:span><text:span text:style-name="T15">stem </text:span></text:p>
      <text:p text:style-name="P8"><text:tab/><text:span text:style-name="T16">Métodos: loadBasicMapper / loadMapper / loadView</text:span></text:p>
      <text:h text:style-name="Heading_20_1" text:outline-level="1">Domain</text:h>
      <text:p text:style-name="Text_20_body"><text:tab/><text:span text:style-name="T17">Estrutura da informação da aplicação compõe o </text:span><text:span text:style-name="T11">model</text:span><text:span text:style-name="T17">, Classe com a declaração dos valores que devem ser armazenados na estrutura de dados, deve estender a classe BasicDomain.php.</text:span></text:p>
      <text:p text:style-name="P9"><text:tab/><text:span text:style-name="T17">Para alterar as variáveis deve se sobrescrever os métodos de BasicDomain.php.</text:span></text:p>
      <text:h text:style-name="P14" text:outline-level="3">Basic<text:span text:style-name="T17">Domain.php</text:span></text:h>
      <text:p text:style-name="P9"><text:tab/><text:span text:style-name="T17">Mantém a conversão do da estrutura de objeto para array e array para objeto.</text:span></text:p>
      <text:p text:style-name="P9"><text:tab/><text:span text:style-name="T17">Métodos: getObject() <text:s/>e getArray().</text:span></text:p>
      <text:h text:style-name="Heading_20_1" text:outline-level="1"><text:soft-page-break/>Store</text:h>
      <text:p text:style-name="Text_20_body"><text:tab/><text:span text:style-name="T17">Realiza operações com </text:span><text:span text:style-name="T11">domain</text:span><text:span text:style-name="T18">, </text:span><text:span text:style-name="T19">compõe o </text:span><text:span text:style-name="T12">model,</text:span><text:span text:style-name="T18"> </text:span><text:span text:style-name="T19">se criada classe deve </text:span><text:span text:style-name="T18">estender </text:span><text:span text:style-name="T19">a classe</text:span><text:span text:style-name="T18"> BasicStore.php.</text:span></text:p>
      <text:p text:style-name="P10"><text:span text:style-name="T18"><text:tab/></text:span><text:span text:style-name="T19">Não é obrigatório criar classe para </text:span><text:span text:style-name="T12">store</text:span><text:span text:style-name="T19">, pode ser utilizado a BasicStore com o método </text:span><text:span text:style-name="T20">loadBasicStore.</text:span></text:p>
      <text:h text:style-name="Heading_20_3" text:outline-level="3">BasicStore.php</text:h>
      <text:p text:style-name="Text_20_body"><text:tab/><text:span text:style-name="T17">Mantém operações CRUD (Create, Read, Update e Delete) do sistema.</text:span></text:p>
      <text:p text:style-name="Text_20_body"><text:tab/><text:span text:style-name="T21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1">Cria estrutura de dados para leitura na </text:span><text:span text:style-name="T12">view</text:span><text:span text:style-name="T19"> ou qualquer componente de saída</text:span><text:span text:style-name="T21">.</text:span></text:p>
      <text:p text:style-name="Text_20_body"><text:tab/><text:span text:style-name="T21">Não possui estrutura Basic…..</text:span></text:p>
      <text:h text:style-name="Heading_20_1" text:outline-level="1">Mapper</text:h>
      <text:p text:style-name="Text_20_body"><text:tab/><text:span text:style-name="T22">Realiza mapeamento entre classes do tipo RAW (Domain e Componente) e carrega store com as operações definidas no componente.</text:span></text:p>
      <text:p text:style-name="Text_20_body"><text:tab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9-02T19:13:55.764000000</dc:date>
    <meta:editing-duration>PT9H31M19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90" meta:word-count="589" meta:character-count="4235" meta:non-whitespace-character-count="3742"/>
  </office:meta>
</office:document-meta>
</file>